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e0d4"/>
    </style:style>
    <style:style style:name="gr2" style:family="graphic" style:parent-style-name="standard">
      <style:graphic-properties svg:stroke-width="0.001cm" svg:stroke-color="#000000" draw:fill="none" draw:fill-color="#ffffff" fo:padding-top="-0.049cm" fo:padding-bottom="-0.049cm" fo:padding-left="-0.049cm" fo:padding-right="-0.049cm"/>
    </style:style>
    <style:style style:name="gr3" style:family="graphic" style:parent-style-name="standard">
      <style:graphic-properties draw:stroke="none" svg:stroke-width="0.001cm" draw:fill-color="#777777"/>
    </style:style>
    <style:style style:name="gr4" style:family="graphic" style:parent-style-name="standard">
      <style:graphic-properties draw:stroke="none" svg:stroke-width="0.001cm" draw:fill-color="#aaaaaa"/>
    </style:style>
    <style:style style:name="gr5" style:family="graphic" style:parent-style-name="standard">
      <style:graphic-properties draw:stroke="none" svg:stroke-width="0.001cm" draw:fill-color="#555555"/>
    </style:style>
    <style:style style:name="gr6" style:family="graphic" style:parent-style-name="standard">
      <style:graphic-properties draw:stroke="none" svg:stroke-width="0.001cm" draw:fill-color="#888888"/>
    </style:style>
    <style:style style:name="gr7" style:family="graphic" style:parent-style-name="standard">
      <style:graphic-properties draw:stroke="none" svg:stroke-width="0.001cm" draw:fill-color="#bbbbbb"/>
    </style:style>
    <style:style style:name="gr8" style:family="graphic" style:parent-style-name="standard">
      <style:graphic-properties draw:stroke="none" svg:stroke-width="0.001cm" draw:fill-color="#ffffff"/>
    </style:style>
    <style:style style:name="gr9" style:family="graphic" style:parent-style-name="standard">
      <style:graphic-properties draw:stroke="none" svg:stroke-width="0.001cm" draw:fill-color="#008077"/>
    </style:style>
    <style:style style:name="gr10" style:family="graphic" style:parent-style-name="standard">
      <style:graphic-properties draw:stroke="none" svg:stroke-width="0.001cm" draw:fill-color="#8f5b1a"/>
    </style:style>
  </office:automatic-styles>
  <office:body>
    <office:drawing>
      <draw:page draw:name="page1" draw:style-name="dp1" draw:master-page-name="Default">
        <draw:g>
          <draw:glue-point draw:id="4" svg:x="1.223cm" svg:y="-5cm"/>
          <draw:glue-point draw:id="5" svg:x="2.621cm" svg:y="-5cm"/>
          <draw:glue-point draw:id="6" svg:x="2.341cm" svg:y="5cm"/>
          <draw:glue-point draw:id="7" svg:x="-5cm" svg:y="-3.942cm"/>
          <draw:glue-point draw:id="8" svg:x="5cm" svg:y="-1.07cm"/>
          <draw:glue-point draw:id="9" svg:x="5cm" svg:y="3.852cm"/>
          <draw:glue-point draw:id="10" svg:x="5cm" svg:y="1.391cm"/>
          <draw:glue-point draw:id="11" svg:x="5cm" svg:y="-0.54cm"/>
          <draw:glue-point draw:id="12" svg:x="2.648cm" svg:y="-0.664cm"/>
          <draw:polygon draw:style-name="gr1" draw:layer="layout" svg:width="0.177cm" svg:height="0.19cm" svg:x="0.855cm" svg:y="0.336cm" svg:viewBox="0 0 178 191" draw:points="0,191 40,35 98,0 178,155">
            <text:p/>
          </draw:polygon>
          <draw:polygon draw:style-name="gr2" draw:layer="layout" svg:width="0.177cm" svg:height="0.19cm" svg:x="0.855cm" svg:y="0.336cm" svg:viewBox="0 0 178 191" draw:points="0,191 40,35 98,0 178,155">
            <text:p/>
          </draw:polygon>
          <draw:polygon draw:style-name="gr1" draw:layer="layout" svg:width="0.176cm" svg:height="0.419cm" svg:x="0.569cm" svg:y="1.042cm" svg:viewBox="0 0 177 420" draw:points="66,70 35,61 61,137 66,203 57,309 0,389 17,420 123,375 159,309 159,251 177,199 159,74 141,0">
            <text:p/>
          </draw:polygon>
          <draw:polygon draw:style-name="gr1" draw:layer="layout" svg:width="0.176cm" svg:height="0.419cm" svg:x="0.569cm" svg:y="1.042cm" svg:viewBox="0 0 177 420" draw:points="66,70 35,61 61,137 66,203 57,309 0,389 17,420 123,375 159,309 159,251 177,199 159,74 141,0">
            <text:p/>
          </draw:polygon>
          <draw:polyline draw:style-name="gr2" draw:layer="layout" svg:width="0.176cm" svg:height="0.419cm" svg:x="0.569cm" svg:y="1.042cm" svg:viewBox="0 0 177 420" draw:points="66,70 35,61 61,137 66,203 57,309 0,389 17,420 123,375 159,309 159,251 177,199 159,74 141,0">
            <text:p/>
          </draw:polyline>
          <draw:polygon draw:style-name="gr3" draw:layer="layout" svg:width="0.251cm" svg:height="0.145cm" svg:x="0.511cm" svg:y="1.329cm" svg:viewBox="0 0 252 146" draw:points="225,0 199,0 163,30 132,62 97,79 74,62 44,93 0,110 8,137 57,142 110,142 154,128 176,106 189,84 203,128 212,146 225,146 238,97 252,53 252,17">
            <text:p/>
          </draw:polygon>
          <draw:polygon draw:style-name="gr2" draw:layer="layout" svg:width="0.251cm" svg:height="0.145cm" svg:x="0.511cm" svg:y="1.329cm" svg:viewBox="0 0 252 146" draw:points="225,0 199,0 163,30 132,62 97,79 74,62 44,93 0,110 8,137 57,142 110,142 154,128 176,106 189,84 203,128 212,146 225,146 238,97 252,53 252,17">
            <text:p/>
          </draw:polygon>
          <draw:polygon draw:style-name="gr4" draw:layer="layout" svg:width="0.741cm" svg:height="0.561cm" svg:x="0.52cm" svg:y="1.439cm" svg:viewBox="0 0 742 562" draw:points="331,145 137,0 110,0 88,31 88,66 93,106 114,132 141,128 159,119 159,101 265,203 88,314 39,354 4,398 0,438 0,478 26,508 66,513 83,486 93,460 83,407 145,362 322,260 406,438 384,473 384,522 406,562 454,553 485,522 494,469 476,424 463,393 415,243 640,256 649,305 671,336 702,349 728,331 742,301 733,238 693,199 622,185 423,163 494,97 507,123 538,132 565,97 569,66 561,35 534,8 499,22 476,39 446,61">
            <text:p/>
          </draw:polygon>
          <draw:polygon draw:style-name="gr2" draw:layer="layout" svg:width="0.741cm" svg:height="0.561cm" svg:x="0.52cm" svg:y="1.439cm" svg:viewBox="0 0 742 562" draw:points="331,145 137,0 110,0 88,31 88,66 93,106 114,132 141,128 159,119 159,101 265,203 88,314 39,354 4,398 0,438 0,478 26,508 66,513 83,486 93,460 83,407 145,362 322,260 406,438 384,473 384,522 406,562 454,553 485,522 494,469 476,424 463,393 415,243 640,256 649,305 671,336 702,349 728,331 742,301 733,238 693,199 622,185 423,163 494,97 507,123 538,132 565,97 569,66 561,35 534,8 499,22 476,39 446,61">
            <text:p/>
          </draw:polygon>
          <draw:polygon draw:style-name="gr4" draw:layer="layout" svg:width="0.079cm" svg:height="0.287cm" svg:x="0.825cm" svg:y="1.333cm" svg:viewBox="0 0 80 288" draw:points="0,288 0,0 80,0 80,283">
            <text:p/>
          </draw:polygon>
          <draw:polygon draw:style-name="gr4" draw:layer="layout" svg:width="0.079cm" svg:height="0.287cm" svg:x="0.825cm" svg:y="1.333cm" svg:viewBox="0 0 80 288" draw:points="0,288 0,0 80,0 80,283">
            <text:p/>
          </draw:polygon>
          <draw:polyline draw:style-name="gr2" draw:layer="layout" svg:width="0.079cm" svg:height="0.287cm" svg:x="0.825cm" svg:y="1.333cm" svg:viewBox="0 0 80 288" draw:points="0,288 0,0 80,0 80,283">
            <text:p/>
          </draw:polyline>
          <draw:polygon draw:style-name="gr1" draw:layer="layout" svg:width="0.238cm" svg:height="0.587cm" svg:x="0.379cm" svg:y="1.038cm" svg:viewBox="0 0 239 588" draw:points="62,0 70,145 79,260 79,375 57,464 0,552 17,588 163,517 181,512 172,437 172,402 199,322 212,238 239,74">
            <text:p/>
          </draw:polygon>
          <draw:polygon draw:style-name="gr1" draw:layer="layout" svg:width="0.238cm" svg:height="0.587cm" svg:x="0.379cm" svg:y="1.038cm" svg:viewBox="0 0 239 588" draw:points="62,0 70,145 79,260 79,375 57,464 0,552 17,588 163,517 181,512 172,437 172,402 199,322 212,238 239,74">
            <text:p/>
          </draw:polygon>
          <draw:polyline draw:style-name="gr2" draw:layer="layout" svg:width="0.238cm" svg:height="0.587cm" svg:x="0.379cm" svg:y="1.038cm" svg:viewBox="0 0 239 588" draw:points="62,0 70,145 79,260 79,375 57,464 0,552 17,588 163,517 181,512 172,437 172,402 199,322 212,238 239,74">
            <text:p/>
          </draw:polyline>
          <draw:polygon draw:style-name="gr3" draw:layer="layout" svg:width="0.3cm" svg:height="0.159cm" svg:x="0.274cm" svg:y="1.51cm" svg:viewBox="0 0 301 160" draw:points="287,0 256,8 216,40 176,66 132,71 114,48 83,71 35,93 4,111 0,142 43,155 110,155 159,142 212,115 247,106 256,120 256,160 274,155 287,102 301,62 296,21">
            <text:p/>
          </draw:polygon>
          <draw:polygon draw:style-name="gr2" draw:layer="layout" svg:width="0.3cm" svg:height="0.159cm" svg:x="0.274cm" svg:y="1.51cm" svg:viewBox="0 0 301 160" draw:points="287,0 256,8 216,40 176,66 132,71 114,48 83,71 35,93 4,111 0,142 43,155 110,155 159,142 212,115 247,106 256,120 256,160 274,155 287,102 301,62 296,21">
            <text:p/>
          </draw:polygon>
          <draw:polygon draw:style-name="gr5" draw:layer="layout" svg:width="0.759cm" svg:height="0.406cm" svg:x="0.419cm" svg:y="0.91cm" svg:viewBox="0 0 760 407" draw:points="273,75 92,0 13,75 0,141 97,247 141,305 273,358 671,407 742,349 760,194 609,123">
            <text:p/>
          </draw:polygon>
          <draw:polygon draw:style-name="gr2" draw:layer="layout" svg:width="0.759cm" svg:height="0.406cm" svg:x="0.419cm" svg:y="0.91cm" svg:viewBox="0 0 760 407" draw:points="273,75 92,0 13,75 0,141 97,247 141,305 273,358 671,407 742,349 760,194 609,123">
            <text:p/>
          </draw:polygon>
          <draw:polygon draw:style-name="gr6" draw:layer="layout" svg:width="0.141cm" svg:height="0.336cm" svg:x="0cm" svg:y="0.185cm" svg:viewBox="0 0 142 337" draw:points="21,0 0,26 110,337 142,314">
            <text:p/>
          </draw:polygon>
          <draw:polygon draw:style-name="gr2" draw:layer="layout" svg:width="0.141cm" svg:height="0.336cm" svg:x="0cm" svg:y="0.185cm" svg:viewBox="0 0 142 337" draw:points="21,0 0,26 110,337 142,314">
            <text:p/>
          </draw:polygon>
          <draw:polygon draw:style-name="gr3" draw:layer="layout" svg:width="0.397cm" svg:height="0.04cm" svg:x="0.11cm" svg:y="0.481cm" svg:viewBox="0 0 398 41" draw:points="26,13 398,0 384,22 0,41">
            <text:p/>
          </draw:polygon>
          <draw:polygon draw:style-name="gr2" draw:layer="layout" svg:width="0.397cm" svg:height="0.04cm" svg:x="0.11cm" svg:y="0.481cm" svg:viewBox="0 0 398 41" draw:points="26,13 398,0 384,22 0,41">
            <text:p/>
          </draw:polygon>
          <draw:polygon draw:style-name="gr7" draw:layer="layout" svg:width="0.485cm" svg:height="0.309cm" svg:x="0.022cm" svg:y="0.185cm" svg:viewBox="0 0 486 310" draw:points="0,0 114,310 486,296 375,4">
            <text:p/>
          </draw:polygon>
          <draw:polygon draw:style-name="gr2" draw:layer="layout" svg:width="0.485cm" svg:height="0.309cm" svg:x="0.022cm" svg:y="0.185cm" svg:viewBox="0 0 486 310" draw:points="0,0 114,310 486,296 375,4">
            <text:p/>
          </draw:polygon>
          <draw:polygon draw:style-name="gr8" draw:layer="layout" svg:width="0.401cm" svg:height="0.243cm" svg:x="0.066cm" svg:y="0.221cm" svg:viewBox="0 0 402 244" draw:points="0,0 92,244 402,239 309,4">
            <text:p/>
          </draw:polygon>
          <draw:polygon draw:style-name="gr2" draw:layer="layout" svg:width="0.401cm" svg:height="0.243cm" svg:x="0.066cm" svg:y="0.221cm" svg:viewBox="0 0 402 244" draw:points="0,0 92,244 402,239 309,4">
            <text:p/>
          </draw:polygon>
          <draw:polygon draw:style-name="gr4" draw:layer="layout" svg:width="0.181cm" svg:height="0.15cm" svg:x="0.106cm" svg:y="0.539cm" svg:viewBox="0 0 182 151" draw:points="26,0 0,21 13,75 177,151 182,111">
            <text:p/>
          </draw:polygon>
          <draw:polygon draw:style-name="gr2" draw:layer="layout" svg:width="0.181cm" svg:height="0.15cm" svg:x="0.106cm" svg:y="0.539cm" svg:viewBox="0 0 182 151" draw:points="26,0 0,21 13,75 177,151 182,111">
            <text:p/>
          </draw:polygon>
          <draw:polygon draw:style-name="gr7" draw:layer="layout" svg:width="0.595cm" svg:height="0.132cm" svg:x="0.128cm" svg:y="0.517cm" svg:viewBox="0 0 596 133" draw:points="0,26 388,0 596,75 158,133">
            <text:p/>
          </draw:polygon>
          <draw:polygon draw:style-name="gr2" draw:layer="layout" svg:width="0.595cm" svg:height="0.132cm" svg:x="0.128cm" svg:y="0.517cm" svg:viewBox="0 0 596 133" draw:points="0,26 388,0 596,75 158,133">
            <text:p/>
          </draw:polygon>
          <draw:polygon draw:style-name="gr3" draw:layer="layout" svg:width="0.441cm" svg:height="0.106cm" svg:x="0.282cm" svg:y="0.583cm" svg:viewBox="0 0 442 107" draw:points="4,67 0,107 442,40 442,0">
            <text:p/>
          </draw:polygon>
          <draw:polygon draw:style-name="gr2" draw:layer="layout" svg:width="0.441cm" svg:height="0.106cm" svg:x="0.282cm" svg:y="0.583cm" svg:viewBox="0 0 442 107" draw:points="4,67 0,107 442,40 442,0">
            <text:p/>
          </draw:polygon>
          <draw:polygon draw:style-name="gr1" draw:layer="layout" svg:width="0.19cm" svg:height="0.19cm" svg:x="0.3cm" svg:y="0.517cm" svg:viewBox="0 0 191 191" draw:points="191,146 169,66 120,17 111,17 115,48 53,0 40,8 40,22 22,13 8,26 8,39 0,43 0,62 22,97 48,115 75,133 155,191">
            <text:p/>
          </draw:polygon>
          <draw:polygon draw:style-name="gr2" draw:layer="layout" svg:width="0.19cm" svg:height="0.19cm" svg:x="0.3cm" svg:y="0.517cm" svg:viewBox="0 0 191 191" draw:points="191,146 169,66 120,17 111,17 115,48 53,0 40,8 40,22 22,13 8,26 8,39 0,43 0,62 22,97 48,115 75,133 155,191">
            <text:p/>
          </draw:polygon>
          <draw:polygon draw:style-name="gr6" draw:layer="layout" svg:width="0.785cm" svg:height="0.72cm" svg:x="0.423cm" svg:y="0.446cm" svg:viewBox="0 0 786 721" draw:points="485,13 308,75 269,119 247,185 229,221 220,269 194,318 145,269 110,238 83,212 66,190 0,247 39,309 180,504 260,517 326,424 322,579 300,606 348,672 454,707 556,712 649,721 706,707 750,681 777,672 755,543 786,517 772,424 772,327 746,207 750,132 719,44 666,0 565,4 485,17">
            <text:p/>
          </draw:polygon>
          <draw:polygon draw:style-name="gr6" draw:layer="layout" svg:width="0.785cm" svg:height="0.72cm" svg:x="0.423cm" svg:y="0.446cm" svg:viewBox="0 0 786 721" draw:points="485,13 308,75 269,119 247,185 229,221 220,269 194,318 145,269 110,238 83,212 66,190 0,247 39,309 180,504 260,517 326,424 322,579 300,606 348,672 454,707 556,712 649,721 706,707 750,681 777,672 755,543 786,517 772,424 772,327 746,207 750,132 719,44 666,0 565,4 485,17">
            <text:p/>
          </draw:polygon>
          <draw:polyline draw:style-name="gr2" draw:layer="layout" svg:width="0.785cm" svg:height="0.72cm" svg:x="0.423cm" svg:y="0.446cm" svg:viewBox="0 0 786 721" draw:points="485,13 308,75 269,119 247,185 229,221 220,269 194,318 145,269 110,238 83,212 66,190 0,247 39,309 180,504 260,517 326,424 322,579 300,606 348,672 454,707 556,712 649,721 706,707 750,681 777,672 755,543 786,517 772,424 772,327 746,207 750,132 719,44 666,0 565,4 485,17">
            <text:p/>
          </draw:polyline>
          <draw:polygon draw:style-name="gr9" draw:layer="layout" svg:width="0.626cm" svg:height="0.186cm" svg:x="0.56cm" svg:y="1.192cm" svg:viewBox="0 0 627 187" draw:points="0,17 4,75 66,106 216,151 370,187 538,177 596,146 627,89 613,62 503,93 309,75 145,35 30,0">
            <text:p/>
          </draw:polygon>
          <draw:polygon draw:style-name="gr2" draw:layer="layout" svg:width="0.626cm" svg:height="0.186cm" svg:x="0.56cm" svg:y="1.192cm" svg:viewBox="0 0 627 187" draw:points="0,17 4,75 66,106 216,151 370,187 538,177 596,146 627,89 613,62 503,93 309,75 145,35 30,0">
            <text:p/>
          </draw:polygon>
          <draw:polygon draw:style-name="gr4" draw:layer="layout" svg:width="0.19cm" svg:height="0.45cm" svg:x="0.943cm" svg:y="0.936cm" svg:viewBox="0 0 191 451" draw:points="97,21 97,295 75,411 0,446 75,451 142,446 177,397 191,309 191,216 191,110 177,0">
            <text:p/>
          </draw:polygon>
          <draw:polygon draw:style-name="gr4" draw:layer="layout" svg:width="0.19cm" svg:height="0.45cm" svg:x="0.943cm" svg:y="0.936cm" svg:viewBox="0 0 191 451" draw:points="97,21 97,295 75,411 0,446 75,451 142,446 177,397 191,309 191,216 191,110 177,0">
            <text:p/>
          </draw:polygon>
          <draw:polyline draw:style-name="gr2" draw:layer="layout" svg:width="0.19cm" svg:height="0.45cm" svg:x="0.943cm" svg:y="0.936cm" svg:viewBox="0 0 191 451" draw:points="97,21 97,295 75,411 0,446 75,451 142,446 177,397 191,309 191,216 191,110 177,0">
            <text:p/>
          </draw:polyline>
          <draw:polygon draw:style-name="gr9" draw:layer="layout" svg:width="0.472cm" svg:height="0.371cm" svg:x="0.78cm" svg:y="0.649cm" svg:viewBox="0 0 473 372" draw:points="39,48 4,88 0,97 4,225 17,323 44,354 92,372 189,372 340,354 446,323 473,243 468,137 451,48 429,13 384,0 265,22 123,39">
            <text:p/>
          </draw:polygon>
          <draw:polygon draw:style-name="gr2" draw:layer="layout" svg:width="0.472cm" svg:height="0.371cm" svg:x="0.78cm" svg:y="0.649cm" svg:viewBox="0 0 473 372" draw:points="39,48 4,88 0,97 4,225 17,323 44,354 92,372 189,372 340,354 446,323 473,243 468,137 451,48 429,13 384,0 265,22 123,39">
            <text:p/>
          </draw:polygon>
          <draw:polygon draw:style-name="gr10" draw:layer="layout" svg:width="0.41cm" svg:height="0.441cm" svg:x="0.732cm" svg:y="0cm" svg:viewBox="0 0 411 442" draw:points="128,0 53,17 13,105 8,203 22,304 0,358 22,411 93,442 194,433 296,433 375,415 411,358 380,238 358,163 335,92 296,26 229,8">
            <text:p/>
          </draw:polygon>
          <draw:polygon draw:style-name="gr2" draw:layer="layout" svg:width="0.41cm" svg:height="0.441cm" svg:x="0.732cm" svg:y="0cm" svg:viewBox="0 0 411 442" draw:points="128,0 53,17 13,105 8,203 22,304 0,358 22,411 93,442 194,433 296,433 375,415 411,358 380,238 358,163 335,92 296,26 229,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itting woman</dc:title>
    <meta:creation-date>2011-02-07T16:47:48</meta:creation-date>
    <meta:editing-duration>P0D</meta:editing-duration>
    <meta:editing-cycles>1</meta:editing-cycles>
    <meta:document-statistic meta:object-count="48"/>
    <meta:generator>OpenOffice.org/3.3$Linux OpenOffice.org_project/330m20$Build-9567</meta:generator>
  </office:meta>
</office:document-meta>
</file>